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242cm"/>
    </style:style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411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1.018cm"/>
    </style:style>
    <style:style style:name="co14" style:family="table-column">
      <style:table-column-properties fo:break-before="auto" style:column-width="5.965cm"/>
    </style:style>
    <style:style style:name="co15" style:family="table-column">
      <style:table-column-properties fo:break-before="auto" style:column-width="17.999cm"/>
    </style:style>
    <style:style style:name="co16" style:family="table-column">
      <style:table-column-properties fo:break-before="auto" style:column-width="1.88cm"/>
    </style:style>
    <style:style style:name="co17" style:family="table-column">
      <style:table-column-properties fo:break-before="auto" style:column-width="1.436cm"/>
    </style:style>
    <style:style style:name="co18" style:family="table-column">
      <style:table-column-properties fo:break-before="auto" style:column-width="2.028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1.51cm"/>
    </style:style>
    <style:style style:name="co21" style:family="table-column">
      <style:table-column-properties fo:break-before="auto" style:column-width="1.279cm"/>
    </style:style>
    <style:style style:name="co22" style:family="table-column">
      <style:table-column-properties fo:break-before="auto" style:column-width="1.326cm"/>
    </style:style>
    <style:style style:name="co23" style:family="table-column">
      <style:table-column-properties fo:break-before="auto" style:column-width="1.683cm"/>
    </style:style>
    <style:style style:name="co24" style:family="table-column">
      <style:table-column-properties fo:break-before="auto" style:column-width="2.896cm"/>
    </style:style>
    <style:style style:name="co25" style:family="table-column">
      <style:table-column-properties fo:break-before="auto" style:column-width="0.99cm"/>
    </style:style>
    <style:style style:name="co26" style:family="table-column">
      <style:table-column-properties fo:break-before="auto" style:column-width="3.836cm"/>
    </style:style>
    <style:style style:name="co27" style:family="table-column">
      <style:table-column-properties fo:break-before="auto" style:column-width="23.569cm"/>
    </style:style>
    <style:style style:name="co28" style:family="table-column">
      <style:table-column-properties fo:break-before="auto" style:column-width="5.57cm"/>
    </style:style>
    <style:style style:name="co29" style:family="table-column">
      <style:table-column-properties fo:break-before="auto" style:column-width="18.717cm"/>
    </style:style>
    <style:style style:name="co30" style:family="table-column">
      <style:table-column-properties fo:break-before="auto" style:column-width="4.209cm"/>
    </style:style>
    <style:style style:name="co31" style:family="table-column">
      <style:table-column-properties fo:break-before="auto" style:column-width="4.034cm"/>
    </style:style>
    <style:style style:name="co32" style:family="table-column">
      <style:table-column-properties fo:break-before="auto" style:column-width="15.794cm"/>
    </style:style>
    <style:style style:name="co33" style:family="table-column">
      <style:table-column-properties fo:break-before="auto" style:column-width="1.162cm"/>
    </style:style>
    <style:style style:name="co34" style:family="table-column">
      <style:table-column-properties fo:break-before="auto" style:column-width="5.248cm"/>
    </style:style>
    <style:style style:name="co35" style:family="table-column">
      <style:table-column-properties fo:break-before="auto" style:column-width="0.395cm"/>
    </style:style>
    <style:style style:name="co36" style:family="table-column">
      <style:table-column-properties fo:break-before="auto" style:column-width="1.584cm"/>
    </style:style>
    <style:style style:name="co37" style:family="table-column">
      <style:table-column-properties fo:break-before="auto" style:column-width="1.55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3.812cm"/>
    </style:style>
    <style:style style:name="co40" style:family="table-column">
      <style:table-column-properties fo:break-before="auto" style:column-width="6.757cm"/>
    </style:style>
    <style:style style:name="co41" style:family="table-column">
      <style:table-column-properties fo:break-before="auto" style:column-width="6.239cm"/>
    </style:style>
    <style:style style:name="co42" style:family="table-column">
      <style:table-column-properties fo:break-before="auto" style:column-width="0.891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1.757cm"/>
    </style:style>
    <style:style style:name="co46" style:family="table-column">
      <style:table-column-properties fo:break-before="auto" style:column-width="1.335cm"/>
    </style:style>
    <style:style style:name="co47" style:family="table-column">
      <style:table-column-properties fo:break-before="auto" style:column-width="8.368cm"/>
    </style:style>
    <style:style style:name="co48" style:family="table-column">
      <style:table-column-properties fo:break-before="auto" style:column-width="7.823cm"/>
    </style:style>
    <style:style style:name="co49" style:family="table-column">
      <style:table-column-properties fo:break-before="auto" style:column-width="5.99cm"/>
    </style:style>
    <style:style style:name="co50" style:family="table-column">
      <style:table-column-properties fo:break-before="auto" style:column-width="2.574cm"/>
    </style:style>
    <style:style style:name="co51" style:family="table-column">
      <style:table-column-properties fo:break-before="auto" style:column-width="2.549cm"/>
    </style:style>
    <style:style style:name="co52" style:family="table-column">
      <style:table-column-properties fo:break-before="auto" style:column-width="1.831cm"/>
    </style:style>
    <style:style style:name="co53" style:family="table-column">
      <style:table-column-properties fo:break-before="auto" style:column-width="4.329cm"/>
    </style:style>
    <style:style style:name="co54" style:family="table-column">
      <style:table-column-properties fo:break-before="auto" style:column-width="0.517cm"/>
    </style:style>
    <style:style style:name="co55" style:family="table-column">
      <style:table-column-properties fo:break-before="auto" style:column-width="2.277cm"/>
    </style:style>
    <style:style style:name="co56" style:family="table-column">
      <style:table-column-properties fo:break-before="auto" style:column-width="5.669cm"/>
    </style:style>
    <style:style style:name="co57" style:family="table-column">
      <style:table-column-properties fo:break-before="auto" style:column-width="3.614cm"/>
    </style:style>
    <style:style style:name="co58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="0.99pt solid #000000"/>
    </style:style>
    <style:style style:name="ce1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44" style:family="table-cell" style:parent-style-name="Default">
      <style:table-cell-properties style:cell-protect="none" style:print-content="tru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1" office:value-type="string" calcext:value-type="string">
            <text:p>Order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Scop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Points</text:p>
          </table:table-cell>
          <table:table-cell table:style-name="ce21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ea! Si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the first teacup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heese Hol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map to reveal a secret rou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ooning on Lif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1,000 moons to earn an extra lif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chool of Fis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energy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Fish Ka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liv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hields Up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restart energy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ounty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100,000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reasure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500,000 poi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Love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1,000,000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erry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strawberry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Lemon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lemon tart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ake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berry cake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ronze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1,000,000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ilver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,000,000 poi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Golden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10,000,000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Nice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25,000 points while breaking a beaco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trong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50,000 points while breaking a beacon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Perfect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100,000 points while breaking a beacon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ax Velocit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Accelerate to extra speed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lowerama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here are rat heads, we have … a dynamite!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he Way of the Fis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Strike back an apple bullet with a fis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he Exploding Fis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Quack Attacker rocket with a fis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Pie Har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ake ammunition for the gu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Iron Hea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Blow up a dynamite on your own head without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runchy Marc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5 enemies in a row while jumping their heads and without landi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ajor Kong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Jump Bully Bullet 10 times in a row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ig Fis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Knock a triple star block and catch all the star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omebac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cover energy points to the maximum after being in danger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Gourmet Predator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oday we have a special dish – devour an enemy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stard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Hot Custards Springs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Buttercup Ridge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Curdleburg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60" calcext:value-type="float">
            <text:p>2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arry Popin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120 moons in Custard Craters area while soaring with umbrell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Young Bloo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the agent Finnius Frog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10" calcext:value-type="float">
            <text:p>10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ouda Gull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heese Hills and find a safe place in Gouda Gull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20" calcext:value-type="float">
            <text:p>10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eese Surveillanc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first satellite piec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21" calcext:value-type="float">
            <text:p>102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ruyer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rater Gruyer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00" calcext:value-type="float">
            <text:p>11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Lumpsvil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ustard Meadows and find a safe place in Lumps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10" calcext:value-type="float">
            <text:p>11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on Appéti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Lumpsville Lurker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20" calcext:value-type="float">
            <text:p>11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bbling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Egg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00" calcext:value-type="float">
            <text:p>12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Little Pimp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Little Pimp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10" calcext:value-type="float">
            <text:p>12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ugu in a Cheese Ke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heese Tower ke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11" calcext:value-type="float">
            <text:p>121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y Knoll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Slimy Knol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20" calcext:value-type="float">
            <text:p>12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Mine 1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Rennet Mine 1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30" calcext:value-type="float">
            <text:p>12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Mine 2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Rennet Mine 2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31" calcext:value-type="float">
            <text:p>12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Rennet Mine 2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40" calcext:value-type="float">
            <text:p>12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zzarella Over-min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Mozzarella Over-min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0" calcext:value-type="float">
            <text:p>12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re Murky Moor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More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1" calcext:value-type="float">
            <text:p>125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rky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More Murky Moors are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52" calcext:value-type="float">
            <text:p>125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rk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3" calcext:value-type="float">
            <text:p>125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re Murk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More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60" calcext:value-type="float">
            <text:p>12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Julienne of Mushroom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Fungi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70" calcext:value-type="float">
            <text:p>12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first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80" calcext:value-type="float">
            <text:p>12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second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290" calcext:value-type="float">
            <text:p>129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shy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Blue Diamon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91" calcext:value-type="float">
            <text:p>129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imple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Greater Pimp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00" calcext:value-type="float">
            <text:p>13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swold Under Chees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olds and find a safe place in Slimeswold Under Chees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10" calcext:value-type="float">
            <text:p>13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 Min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Curdle Min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20" calcext:value-type="float">
            <text:p>13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hunderball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all the cheese min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400" calcext:value-type="float">
            <text:p>14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ating Tim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Make a date with the Angel Fish agen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0" calcext:value-type="float">
            <text:p>14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urglet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Overwold and find a safe place in Gurgle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2" calcext:value-type="float">
            <text:p>141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therpoo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Slitherpoo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3" calcext:value-type="float">
            <text:p>141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ruitassic Par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Overwold and find a safe place in Fruitassic Park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20" calcext:value-type="float">
            <text:p>14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Overwold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second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430" calcext:value-type="float">
            <text:p>14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Overwold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third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440" calcext:value-type="float">
            <text:p>14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erry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Emeral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00" calcext:value-type="float">
            <text:p>15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utter Mound and find a safe place in Curdleburg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2" calcext:value-type="float">
            <text:p>150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Curdleburg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3" calcext:value-type="float">
            <text:p>150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Upper Curdling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4" calcext:value-type="float">
            <text:p>1504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Upper Curdling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5" calcext:value-type="float">
            <text:p>1505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fingers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Lake Butterfinge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6" calcext:value-type="float">
            <text:p>1506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fingers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Lake Butterfinge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7" calcext:value-type="float">
            <text:p>1507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Plains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Buttercup Plain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8" calcext:value-type="float">
            <text:p>1508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Buttercup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9" calcext:value-type="float">
            <text:p>1509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Ridg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Buttercup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10" calcext:value-type="float">
            <text:p>15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Eastern Cheddar Hoar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ecret Slime Pit and find a safe place in Eastern Cheddar Hoard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20" calcext:value-type="float">
            <text:p>15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on the Whe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utter Mound and find a safe place in Curdlington on the Whe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30" calcext:value-type="float">
            <text:p>15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Night of the Chicken Dea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Kentucky fried fiend without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40" calcext:value-type="float">
            <text:p>15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Pit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third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50" calcext:value-type="float">
            <text:p>15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fourth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560" calcext:value-type="float">
            <text:p>15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Red Diamon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00" calcext:value-type="float">
            <text:p>16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he Floating Foll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lue Cheese Hills and find a safe place in The Floating Foll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01" calcext:value-type="float">
            <text:p>160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Wendsleydale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Wendsleydale Wasteland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10" calcext:value-type="float">
            <text:p>16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Moon Dun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lue Cheese Hills and find a safe place in Blue Moon Dun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20" calcext:value-type="float">
            <text:p>16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ungi Strikes Bac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Fungi without taking damage agai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30" calcext:value-type="float">
            <text:p>16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 Vib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rystal Caverns ke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31" calcext:value-type="float">
            <text:p>16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line Cutt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rystal Caverns and find a safe place in Crystalline Cutting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40" calcext:value-type="float">
            <text:p>16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Komproma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the last agent to clarify objectiv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50" calcext:value-type="float">
            <text:p>16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Cheese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fifth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660" calcext:value-type="float">
            <text:p>16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Cheese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Mouse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70" calcext:value-type="float">
            <text:p>16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asino Roya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all the age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80" calcext:value-type="float">
            <text:p>16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oldenEy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all the satellite piec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681" calcext:value-type="float">
            <text:p>168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lin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rystalline Cheese Chunk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89" calcext:value-type="float">
            <text:p>1689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le Excavation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secret The Long Tunnel area routes to Neopolitan Peninsul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00" calcext:value-type="float">
            <text:p>17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lace Glaci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Glace Glacier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0" calcext:value-type="float">
            <text:p>17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riple Scoopingd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Triple Scoopingd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1" calcext:value-type="float">
            <text:p>171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innacles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The Peppermint Pinnacl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2" calcext:value-type="float">
            <text:p>171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eppermint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The Peppermint Pinnacl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5" calcext:value-type="float">
            <text:p>1715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1st Wafervill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first secret extra life in Wafer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6" calcext:value-type="float">
            <text:p>1716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2nd Wafervill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second secret extra life in Wafer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20" calcext:value-type="float">
            <text:p>17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Neopolitan Peninsula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Neopolitan Peninsula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31" calcext:value-type="float">
            <text:p>17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ovine Aeria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Bovine Aerial Assault are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40" calcext:value-type="float">
            <text:p>17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Waffel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fourth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50" calcext:value-type="float">
            <text:p>17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iants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Mushroom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60" calcext:value-type="float">
            <text:p>17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cha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Star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70" calcext:value-type="float">
            <text:p>17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onrak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all the stiltonium machin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80" calcext:value-type="float">
            <text:p>17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iamonds Are Forev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all the lost treasu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790" calcext:value-type="float">
            <text:p>179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r.Y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Dr.Maybe without taking damag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791" calcext:value-type="float">
            <text:p>179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Earned Vacati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hwart the evil and restore freedom to the galaxy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2" calcext:value-type="float">
            <text:p>179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ools’ Day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So close but an insufficient investigation has been mad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3" calcext:value-type="float">
            <text:p>179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otal Failure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What is objectives? You had try hard to be so wro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4" calcext:value-type="float">
            <text:p>1794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Jedi Way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efeat Dr. Maybe being on the dark sid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oquefort Ridg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xplore Cheese Hills and find a safe place in Roquefort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10" calcext:value-type="float">
            <text:p>20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unne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The Chunne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unnel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The Chunne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aerphill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aerphilly Dow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30" calcext:value-type="float">
            <text:p>20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iccottascap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exit from The Chunnel routes to Nether Slimeswold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00" calcext:value-type="float">
            <text:p>30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5 scor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01" calcext:value-type="float">
            <text:p>30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10 scor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02" calcext:value-type="float">
            <text:p>30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25 sco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10" calcext:value-type="float">
            <text:p>301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23 scor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11" calcext:value-type="float">
            <text:p>301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29 scor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12" calcext:value-type="float">
            <text:p>301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35 sco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20" calcext:value-type="float">
            <text:p>302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a moon bonu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21" calcext:value-type="float">
            <text:p>302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3 moon bonus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22" calcext:value-type="float">
            <text:p>302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moon bonus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30" calcext:value-type="float">
            <text:p>303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Of Сourse! Si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a teacup bonu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31" calcext:value-type="float">
            <text:p>303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Picnic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3 teacup bonus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32" calcext:value-type="float">
            <text:p>303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 Grand Day 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teacup bonus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100" calcext:value-type="float">
            <text:p>31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n energy star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1" calcext:value-type="float">
            <text:p>31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Life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life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2" calcext:value-type="float">
            <text:p>31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iner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hard-hat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3" calcext:value-type="float">
            <text:p>310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py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X-Ray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4" calcext:value-type="float">
            <text:p>3104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Fish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n invincibility fish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000" calcext:value-type="float">
            <text:p>4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?Hot Edam Coal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00 moons and complete East of Edam area without standing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4100" calcext:value-type="float">
            <text:p>41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ermination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in a row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101" calcext:value-type="float">
            <text:p>41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Life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in a row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102" calcext:value-type="float">
            <text:p>41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moon bonuses in a row</text:p>
          </table:table-cell>
          <table:table-cell table:style-name="ce18" office:value-type="float" office:value="50" calcext:value-type="float">
            <text:p>50</text:p>
          </table:table-cell>
          <table:table-cell table:style-name="ce22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5" office:value-type="float" office:value="4103" calcext:value-type="float">
            <text:p>410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ea Ceremony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teacup bonuses in a row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0" calcext:value-type="float">
            <text:p>42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oi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coin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1" calcext:value-type="float">
            <text:p>42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rophy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trophie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2" calcext:value-type="float">
            <text:p>42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row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crown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50" calcext:value-type="float">
            <text:p>425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asic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an area without loosing a lif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251" calcext:value-type="float">
            <text:p>425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3 areas without loosing a lif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252" calcext:value-type="float">
            <text:p>425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5 areas without loosing a lif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300" calcext:value-type="float">
            <text:p>43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asic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100 moons while clearing areas without restarting and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301" calcext:value-type="float">
            <text:p>43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0 moons while clearing areas without restarting and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302" calcext:value-type="float">
            <text:p>43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500 moons while clearing areas without restarting and taking damag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400" calcext:value-type="float">
            <text:p>44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asic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a hidden box while clearing areas and without restarting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401" calcext:value-type="float">
            <text:p>44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5 hidden boxes while clearing areas and without restarti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402" calcext:value-type="float">
            <text:p>44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10 hidden boxe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Сinephi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atch introduction titl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001" calcext:value-type="float">
            <text:p>50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Happy En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atch final titles till the end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In Love With a Chees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ven a small piece of cheese can make someone happ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6001" calcext:value-type="float">
            <text:p>600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ark Side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Join the dark side of the Forc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006" calcext:value-type="float">
            <text:p>10006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Cheese Hill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7" calcext:value-type="float">
            <text:p>10007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ustard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Custard Meadows including Cheese Tower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8" calcext:value-type="float">
            <text:p>10008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lim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Slime Plain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9" calcext:value-type="float">
            <text:p>10009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Overwold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Overwold including Wold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0" calcext:value-type="float">
            <text:p>1001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utter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Butter Mound including Secret Slime Pit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1" calcext:value-type="float">
            <text:p>1001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lue Chees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Blue Cheese Hills including Crystal Cavern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2" calcext:value-type="float">
            <text:p>1001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Waffel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Waffel Glacier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3" calcext:value-type="float">
            <text:p>1001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otal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9" table:number-columns-repeated="4"/>
          <table:table-cell table:style-name="ce20"/>
          <table:table-cell table:style-name="ce23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1" office:value-type="string" calcext:value-type="string">
            <text:p>Order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Description</text:p>
          </table:table-cell>
          <table:table-cell table:style-name="ce21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ea! Sir</text:p>
          </table:table-cell>
          <table:table-cell table:style-name="ce18" office:value-type="string" calcext:value-type="string">
            <text:p>Collect the first teacup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heese Holes</text:p>
          </table:table-cell>
          <table:table-cell table:style-name="ce18" office:value-type="string" calcext:value-type="string">
            <text:p>Find a map to reveal a secret rout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Mooning on Life</text:p>
          </table:table-cell>
          <table:table-cell table:style-name="ce18" office:value-type="string" calcext:value-type="string">
            <text:p>Collect 1,000 moons to earn an extra lif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School of Fish</text:p>
          </table:table-cell>
          <table:table-cell table:style-name="ce18" office:value-type="string" calcext:value-type="string">
            <text:p>Have the maximum energy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Fish Kat</text:p>
          </table:table-cell>
          <table:table-cell table:style-name="ce18" office:value-type="string" calcext:value-type="string">
            <text:p>Have the maximum liv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Shields Up</text:p>
          </table:table-cell>
          <table:table-cell table:style-name="ce18" office:value-type="string" calcext:value-type="string">
            <text:p>Have the maximum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Bounty Hunter</text:p>
          </table:table-cell>
          <table:table-cell table:style-name="ce18" office:value-type="string" calcext:value-type="string">
            <text:p>Collect an item and earn 100,000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Treasure Hunter</text:p>
          </table:table-cell>
          <table:table-cell table:style-name="ce18" office:value-type="string" calcext:value-type="string">
            <text:p>Collect an item and earn 500,000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Love Hunter</text:p>
          </table:table-cell>
          <table:table-cell table:style-name="ce18" office:value-type="string" calcext:value-type="string">
            <text:p>Collect an item and earn 1,000,000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Berry Cover</text:p>
          </table:table-cell>
          <table:table-cell table:style-name="ce18" office:value-type="string" calcext:value-type="string">
            <text:p>Wear a strawberry suit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Lemon Cover</text:p>
          </table:table-cell>
          <table:table-cell table:style-name="ce18" office:value-type="string" calcext:value-type="string">
            <text:p>Wear a lemon tart suit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Cake Cover</text:p>
          </table:table-cell>
          <table:table-cell table:style-name="ce18" office:value-type="string" calcext:value-type="string">
            <text:p>Wear a berry cake suit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Bronze Score</text:p>
          </table:table-cell>
          <table:table-cell table:style-name="ce18" office:value-type="string" calcext:value-type="string">
            <text:p>Earn 1,000,000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18" office:value-type="string" calcext:value-type="string">
            <text:p>Silver Score</text:p>
          </table:table-cell>
          <table:table-cell table:style-name="ce18" office:value-type="string" calcext:value-type="string">
            <text:p>Earn 5,000,000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8" office:value-type="string" calcext:value-type="string">
            <text:p>Golden Score</text:p>
          </table:table-cell>
          <table:table-cell table:style-name="ce18" office:value-type="string" calcext:value-type="string">
            <text:p>Earn 10,000,000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Nice Timings</text:p>
          </table:table-cell>
          <table:table-cell table:style-name="ce18" office:value-type="string" calcext:value-type="string">
            <text:p>Hit 25,000 points while breaking a beaco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18" office:value-type="string" calcext:value-type="string">
            <text:p>Strong Timings</text:p>
          </table:table-cell>
          <table:table-cell table:style-name="ce18" office:value-type="string" calcext:value-type="string">
            <text:p>Hit 50,000 points while breaking a beacon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8" office:value-type="string" calcext:value-type="string">
            <text:p>Perfect Timings</text:p>
          </table:table-cell>
          <table:table-cell table:style-name="ce18" office:value-type="string" calcext:value-type="string">
            <text:p>Hit 100,000 points while breaking a beacon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8" office:value-type="string" calcext:value-type="string">
            <text:p>Max Velocity</text:p>
          </table:table-cell>
          <table:table-cell table:style-name="ce18" office:value-type="string" calcext:value-type="string">
            <text:p>Accelerate to extra speed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8" office:value-type="string" calcext:value-type="string">
            <text:p>Blowerama</text:p>
          </table:table-cell>
          <table:table-cell table:style-name="ce18" office:value-type="string" calcext:value-type="string">
            <text:p>There are rat heads, we have … a dynamite!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8" office:value-type="string" calcext:value-type="string">
            <text:p>The Way of the Fist</text:p>
          </table:table-cell>
          <table:table-cell table:style-name="ce18" office:value-type="string" calcext:value-type="string">
            <text:p>Strike back an apple bullet with a fis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18" office:value-type="string" calcext:value-type="string">
            <text:p>The Exploding Fist</text:p>
          </table:table-cell>
          <table:table-cell table:style-name="ce18" office:value-type="string" calcext:value-type="string">
            <text:p>Destroy Quack Attacker rocket with a fis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18" office:value-type="string" calcext:value-type="string">
            <text:p>Pie Hard</text:p>
          </table:table-cell>
          <table:table-cell table:style-name="ce18" office:value-type="string" calcext:value-type="string">
            <text:p>Obtain a cake ammunition for the gu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18" office:value-type="string" calcext:value-type="string">
            <text:p>Iron Head</text:p>
          </table:table-cell>
          <table:table-cell table:style-name="ce18" office:value-type="string" calcext:value-type="string">
            <text:p>Blow up a dynamite on your own head without taking damag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18" office:value-type="string" calcext:value-type="string">
            <text:p>Crunchy March</text:p>
          </table:table-cell>
          <table:table-cell table:style-name="ce18" office:value-type="string" calcext:value-type="string">
            <text:p>Defeat 5 enemies in a row while jumping their heads and without land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18" office:value-type="string" calcext:value-type="string">
            <text:p>Major Kong</text:p>
          </table:table-cell>
          <table:table-cell table:style-name="ce18" office:value-type="string" calcext:value-type="string">
            <text:p>Jump Bully Bullet 10 times in a row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18" office:value-type="string" calcext:value-type="string">
            <text:p>Big Fish</text:p>
          </table:table-cell>
          <table:table-cell table:style-name="ce18" office:value-type="string" calcext:value-type="string">
            <text:p>Knock a triple star block and catch all the star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18" office:value-type="string" calcext:value-type="string">
            <text:p>Comeback</text:p>
          </table:table-cell>
          <table:table-cell table:style-name="ce18" office:value-type="string" calcext:value-type="string">
            <text:p>Recover energy points to the maximum after being in danger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18" office:value-type="string" calcext:value-type="string">
            <text:p>Gourmet Predatory</text:p>
          </table:table-cell>
          <table:table-cell table:style-name="ce18" office:value-type="string" calcext:value-type="string">
            <text:p>Today we have a special dish – devour an enemy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18" office:value-type="string" calcext:value-type="string">
            <text:p>Custard Jacuzzi</text:p>
          </table:table-cell>
          <table:table-cell table:style-name="ce18" office:value-type="string" calcext:value-type="string">
            <text:p>Cross the pit in Hot Custards Springs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18" office:value-type="string" calcext:value-type="string">
            <text:p>Buttercup Jacuzzi</text:p>
          </table:table-cell>
          <table:table-cell table:style-name="ce18" office:value-type="string" calcext:value-type="string">
            <text:p>Cross the pit in Buttercup Ridge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18" office:value-type="string" calcext:value-type="string">
            <text:p>Curdleburg Jacuzzi</text:p>
          </table:table-cell>
          <table:table-cell table:style-name="ce18" office:value-type="string" calcext:value-type="string">
            <text:p>Cross the pit in Curdleburg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5" office:value-type="float" office:value="260" calcext:value-type="float">
            <text:p>260</text:p>
          </table:table-cell>
          <table:table-cell table:style-name="ce18" office:value-type="string" calcext:value-type="string">
            <text:p>Marry Popins</text:p>
          </table:table-cell>
          <table:table-cell table:style-name="ce18" office:value-type="string" calcext:value-type="string">
            <text:p>Collect 120 moons in Custard Craters area while soaring with umbrell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8" office:value-type="string" calcext:value-type="string">
            <text:p>Young Blood</text:p>
          </table:table-cell>
          <table:table-cell table:style-name="ce18" office:value-type="string" calcext:value-type="string">
            <text:p>Rescue the agent Finnius Fro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5" office:value-type="float" office:value="1010" calcext:value-type="float">
            <text:p>1010</text:p>
          </table:table-cell>
          <table:table-cell table:style-name="ce18" office:value-type="string" calcext:value-type="string">
            <text:p>Gouda Gully</text:p>
          </table:table-cell>
          <table:table-cell table:style-name="ce18" office:value-type="string" calcext:value-type="string">
            <text:p>Explore Cheese Hills and find a safe place in Gouda Gull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5" office:value-type="float" office:value="1020" calcext:value-type="float">
            <text:p>1020</text:p>
          </table:table-cell>
          <table:table-cell table:style-name="ce18" office:value-type="string" calcext:value-type="string">
            <text:p>Cheese Surveillance</text:p>
          </table:table-cell>
          <table:table-cell table:style-name="ce18" office:value-type="string" calcext:value-type="string">
            <text:p>Find the first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5" office:value-type="float" office:value="1021" calcext:value-type="float">
            <text:p>1021</text:p>
          </table:table-cell>
          <table:table-cell table:style-name="ce18" office:value-type="string" calcext:value-type="string">
            <text:p>Gruyere Covert</text:p>
          </table:table-cell>
          <table:table-cell table:style-name="ce18" office:value-type="string" calcext:value-type="string">
            <text:p>Find a secret extra life in Crater Gruyer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5" office:value-type="float" office:value="1100" calcext:value-type="float">
            <text:p>1100</text:p>
          </table:table-cell>
          <table:table-cell table:style-name="ce18" office:value-type="string" calcext:value-type="string">
            <text:p>Lumpsville</text:p>
          </table:table-cell>
          <table:table-cell table:style-name="ce18" office:value-type="string" calcext:value-type="string">
            <text:p>Explore Custard Meadows and find a safe place in Lumps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5" office:value-type="float" office:value="1110" calcext:value-type="float">
            <text:p>1110</text:p>
          </table:table-cell>
          <table:table-cell table:style-name="ce18" office:value-type="string" calcext:value-type="string">
            <text:p>Bon Appétit</text:p>
          </table:table-cell>
          <table:table-cell table:style-name="ce18" office:value-type="string" calcext:value-type="string">
            <text:p>Defeat Lumpsville Lurker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5" office:value-type="float" office:value="1120" calcext:value-type="float">
            <text:p>1120</text:p>
          </table:table-cell>
          <table:table-cell table:style-name="ce18" office:value-type="string" calcext:value-type="string">
            <text:p>Bubbling Adventure</text:p>
          </table:table-cell>
          <table:table-cell table:style-name="ce18" office:value-type="string" calcext:value-type="string">
            <text:p>Retrieve the Moon Egg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5" office:value-type="float" office:value="1200" calcext:value-type="float">
            <text:p>1200</text:p>
          </table:table-cell>
          <table:table-cell table:style-name="ce18" office:value-type="string" calcext:value-type="string">
            <text:p>Little Pimple</text:p>
          </table:table-cell>
          <table:table-cell table:style-name="ce18" office:value-type="string" calcext:value-type="string">
            <text:p>Explore Slime Plains and find a safe place in Little Pimp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5" office:value-type="float" office:value="1210" calcext:value-type="float">
            <text:p>1210</text:p>
          </table:table-cell>
          <table:table-cell table:style-name="ce18" office:value-type="string" calcext:value-type="string">
            <text:p>Fugu in a Cheese Key</text:p>
          </table:table-cell>
          <table:table-cell table:style-name="ce18" office:value-type="string" calcext:value-type="string">
            <text:p>Obtain a Cheese Tower ke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5" office:value-type="float" office:value="1211" calcext:value-type="float">
            <text:p>1211</text:p>
          </table:table-cell>
          <table:table-cell table:style-name="ce18" office:value-type="string" calcext:value-type="string">
            <text:p>Slimy Knoll</text:p>
          </table:table-cell>
          <table:table-cell table:style-name="ce18" office:value-type="string" calcext:value-type="string">
            <text:p>Explore Slime Plains and find a safe place in Slimy Knol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5" office:value-type="float" office:value="1212" calcext:value-type="float">
            <text:p>1212</text:p>
          </table:table-cell>
          <table:table-cell table:style-name="ce18" office:value-type="string" calcext:value-type="string">
            <text:p>Limburger Reach</text:p>
          </table:table-cell>
          <table:table-cell table:style-name="ce18" office:value-type="string" calcext:value-type="string">
            <text:p>Explore Slime Plains and find a safe place in Limburger Reach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5" office:value-type="float" office:value="1220" calcext:value-type="float">
            <text:p>1220</text:p>
          </table:table-cell>
          <table:table-cell table:style-name="ce18" office:value-type="string" calcext:value-type="string">
            <text:p>Rennet Mine 1</text:p>
          </table:table-cell>
          <table:table-cell table:style-name="ce18" office:value-type="string" calcext:value-type="string">
            <text:p>Destroy the cheese mine in Rennet Mine 1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5" office:value-type="float" office:value="1230" calcext:value-type="float">
            <text:p>1230</text:p>
          </table:table-cell>
          <table:table-cell table:style-name="ce18" office:value-type="string" calcext:value-type="string">
            <text:p>Rennet Mine 2</text:p>
          </table:table-cell>
          <table:table-cell table:style-name="ce18" office:value-type="string" calcext:value-type="string">
            <text:p>Destroy the cheese mine in Rennet Mine 2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5" office:value-type="float" office:value="1231" calcext:value-type="float">
            <text:p>1231</text:p>
          </table:table-cell>
          <table:table-cell table:style-name="ce18" office:value-type="string" calcext:value-type="string">
            <text:p>Rennet Wealth</text:p>
          </table:table-cell>
          <table:table-cell table:style-name="ce18" office:value-type="string" calcext:value-type="string">
            <text:p>Grab a secret stash in Rennet Mine 2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5" office:value-type="float" office:value="1240" calcext:value-type="float">
            <text:p>1240</text:p>
          </table:table-cell>
          <table:table-cell table:style-name="ce18" office:value-type="string" calcext:value-type="string">
            <text:p>Mozzarella Over-mine</text:p>
          </table:table-cell>
          <table:table-cell table:style-name="ce18" office:value-type="string" calcext:value-type="string">
            <text:p>Destroy the cheese mine in Mozzarella Over-min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5" office:value-type="float" office:value="1250" calcext:value-type="float">
            <text:p>1250</text:p>
          </table:table-cell>
          <table:table-cell table:style-name="ce18" office:value-type="string" calcext:value-type="string">
            <text:p>More Murky Moors</text:p>
          </table:table-cell>
          <table:table-cell table:style-name="ce18" office:value-type="string" calcext:value-type="string">
            <text:p>Explore Slime Plains and find a safe place in More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5" office:value-type="float" office:value="1251" calcext:value-type="float">
            <text:p>1251</text:p>
          </table:table-cell>
          <table:table-cell table:style-name="ce18" office:value-type="string" calcext:value-type="string">
            <text:p>Murky Wealth</text:p>
          </table:table-cell>
          <table:table-cell table:style-name="ce18" office:value-type="string" calcext:value-type="string">
            <text:p>Grab a secret stash in More Murky Moors are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5" office:value-type="float" office:value="1252" calcext:value-type="float">
            <text:p>1252</text:p>
          </table:table-cell>
          <table:table-cell table:style-name="ce18" office:value-type="string" calcext:value-type="string">
            <text:p>Murky Covert</text:p>
          </table:table-cell>
          <table:table-cell table:style-name="ce18" office:value-type="string" calcext:value-type="string">
            <text:p>Find a secret extra life in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5" office:value-type="float" office:value="1253" calcext:value-type="float">
            <text:p>1253</text:p>
          </table:table-cell>
          <table:table-cell table:style-name="ce18" office:value-type="string" calcext:value-type="string">
            <text:p>More Murky Covert</text:p>
          </table:table-cell>
          <table:table-cell table:style-name="ce18" office:value-type="string" calcext:value-type="string">
            <text:p>Find a secret extra life in More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5" office:value-type="float" office:value="1260" calcext:value-type="float">
            <text:p>1260</text:p>
          </table:table-cell>
          <table:table-cell table:style-name="ce18" office:value-type="string" calcext:value-type="string">
            <text:p>Julienne of Mushrooms</text:p>
          </table:table-cell>
          <table:table-cell table:style-name="ce18" office:value-type="string" calcext:value-type="string">
            <text:p>Defeat Fungi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5" office:value-type="float" office:value="1270" calcext:value-type="float">
            <text:p>1270</text:p>
          </table:table-cell>
          <table:table-cell table:style-name="ce18" office:value-type="string" calcext:value-type="string">
            <text:p>Slime Bang-and-burn</text:p>
          </table:table-cell>
          <table:table-cell table:style-name="ce18" office:value-type="string" calcext:value-type="string">
            <text:p>Disable the first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5" office:value-type="float" office:value="1280" calcext:value-type="float">
            <text:p>1280</text:p>
          </table:table-cell>
          <table:table-cell table:style-name="ce18" office:value-type="string" calcext:value-type="string">
            <text:p>Slime Surveillance</text:p>
          </table:table-cell>
          <table:table-cell table:style-name="ce18" office:value-type="string" calcext:value-type="string">
            <text:p>Find the second satellite piec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5" office:value-type="float" office:value="1290" calcext:value-type="float">
            <text:p>1290</text:p>
          </table:table-cell>
          <table:table-cell table:style-name="ce18" office:value-type="string" calcext:value-type="string">
            <text:p>Mushy Adventure</text:p>
          </table:table-cell>
          <table:table-cell table:style-name="ce18" office:value-type="string" calcext:value-type="string">
            <text:p>Retrieve the Blue Diamon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5" office:value-type="float" office:value="1291" calcext:value-type="float">
            <text:p>1291</text:p>
          </table:table-cell>
          <table:table-cell table:style-name="ce18" office:value-type="string" calcext:value-type="string">
            <text:p>Pimple Wealth</text:p>
          </table:table-cell>
          <table:table-cell table:style-name="ce18" office:value-type="string" calcext:value-type="string">
            <text:p>Grab a secret stash in Greater Pimp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5" office:value-type="float" office:value="1300" calcext:value-type="float">
            <text:p>1300</text:p>
          </table:table-cell>
          <table:table-cell table:style-name="ce18" office:value-type="string" calcext:value-type="string">
            <text:p>Slimeswold Under Cheese</text:p>
          </table:table-cell>
          <table:table-cell table:style-name="ce18" office:value-type="string" calcext:value-type="string">
            <text:p>Explore Wolds and find a safe place in Slimeswold Under Chees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5" office:value-type="float" office:value="1310" calcext:value-type="float">
            <text:p>1310</text:p>
          </table:table-cell>
          <table:table-cell table:style-name="ce18" office:value-type="string" calcext:value-type="string">
            <text:p>Curdle Mine</text:p>
          </table:table-cell>
          <table:table-cell table:style-name="ce18" office:value-type="string" calcext:value-type="string">
            <text:p>Destroy the cheese mine in Curdle Min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5" office:value-type="float" office:value="1320" calcext:value-type="float">
            <text:p>1320</text:p>
          </table:table-cell>
          <table:table-cell table:style-name="ce18" office:value-type="string" calcext:value-type="string">
            <text:p>Thunderball</text:p>
          </table:table-cell>
          <table:table-cell table:style-name="ce18" office:value-type="string" calcext:value-type="string">
            <text:p>Destroy all the cheese min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5" office:value-type="float" office:value="1400" calcext:value-type="float">
            <text:p>1400</text:p>
          </table:table-cell>
          <table:table-cell table:style-name="ce18" office:value-type="string" calcext:value-type="string">
            <text:p>Dating Time</text:p>
          </table:table-cell>
          <table:table-cell table:style-name="ce18" office:value-type="string" calcext:value-type="string">
            <text:p>Make a date with the Angel Fish agen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15" office:value-type="float" office:value="1410" calcext:value-type="float">
            <text:p>1410</text:p>
          </table:table-cell>
          <table:table-cell table:style-name="ce18" office:value-type="string" calcext:value-type="string">
            <text:p>Gurgleton</text:p>
          </table:table-cell>
          <table:table-cell table:style-name="ce18" office:value-type="string" calcext:value-type="string">
            <text:p>Explore Overwold and find a safe place in Gurgle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5" office:value-type="float" office:value="1412" calcext:value-type="float">
            <text:p>1412</text:p>
          </table:table-cell>
          <table:table-cell table:style-name="ce18" office:value-type="string" calcext:value-type="string">
            <text:p>Slitherpool Wealth</text:p>
          </table:table-cell>
          <table:table-cell table:style-name="ce18" office:value-type="string" calcext:value-type="string">
            <text:p>Grab a secret stash in Slitherpoo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5" office:value-type="float" office:value="1413" calcext:value-type="float">
            <text:p>1413</text:p>
          </table:table-cell>
          <table:table-cell table:style-name="ce18" office:value-type="string" calcext:value-type="string">
            <text:p>Fruitassic Park</text:p>
          </table:table-cell>
          <table:table-cell table:style-name="ce18" office:value-type="string" calcext:value-type="string">
            <text:p>Explore Overwold and find a safe place in Fruitassic Park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5" office:value-type="float" office:value="1420" calcext:value-type="float">
            <text:p>1420</text:p>
          </table:table-cell>
          <table:table-cell table:style-name="ce18" office:value-type="string" calcext:value-type="string">
            <text:p>Overwold Bang-and-burn</text:p>
          </table:table-cell>
          <table:table-cell table:style-name="ce18" office:value-type="string" calcext:value-type="string">
            <text:p>Disable the second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5" office:value-type="float" office:value="1430" calcext:value-type="float">
            <text:p>1430</text:p>
          </table:table-cell>
          <table:table-cell table:style-name="ce18" office:value-type="string" calcext:value-type="string">
            <text:p>Overwold Surveillance</text:p>
          </table:table-cell>
          <table:table-cell table:style-name="ce18" office:value-type="string" calcext:value-type="string">
            <text:p>Find the third satellite piec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5" office:value-type="float" office:value="1440" calcext:value-type="float">
            <text:p>1440</text:p>
          </table:table-cell>
          <table:table-cell table:style-name="ce18" office:value-type="string" calcext:value-type="string">
            <text:p>Cherry Adventure</text:p>
          </table:table-cell>
          <table:table-cell table:style-name="ce18" office:value-type="string" calcext:value-type="string">
            <text:p>Retrieve the Moon Emeral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5" office:value-type="float" office:value="1500" calcext:value-type="float">
            <text:p>1500</text:p>
          </table:table-cell>
          <table:table-cell table:style-name="ce18" office:value-type="string" calcext:value-type="string">
            <text:p>Curdleburg</text:p>
          </table:table-cell>
          <table:table-cell table:style-name="ce18" office:value-type="string" calcext:value-type="string">
            <text:p>Explore Butter Mound and find a safe place in Curdleburg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5" office:value-type="float" office:value="1502" calcext:value-type="float">
            <text:p>1502</text:p>
          </table:table-cell>
          <table:table-cell table:style-name="ce18" office:value-type="string" calcext:value-type="string">
            <text:p>Curdleburg Wealth</text:p>
          </table:table-cell>
          <table:table-cell table:style-name="ce18" office:value-type="string" calcext:value-type="string">
            <text:p>Grab a secret stash in Curdleburg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5" office:value-type="float" office:value="1503" calcext:value-type="float">
            <text:p>1503</text:p>
          </table:table-cell>
          <table:table-cell table:style-name="ce18" office:value-type="string" calcext:value-type="string">
            <text:p>Curdlington Wealth</text:p>
          </table:table-cell>
          <table:table-cell table:style-name="ce18" office:value-type="string" calcext:value-type="string">
            <text:p>Grab a secret stash in Upper Curdling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5" office:value-type="float" office:value="1504" calcext:value-type="float">
            <text:p>1504</text:p>
          </table:table-cell>
          <table:table-cell table:style-name="ce18" office:value-type="string" calcext:value-type="string">
            <text:p>Curdlington Covert</text:p>
          </table:table-cell>
          <table:table-cell table:style-name="ce18" office:value-type="string" calcext:value-type="string">
            <text:p>Find a secret extra life in Upper Curdling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5" office:value-type="float" office:value="1505" calcext:value-type="float">
            <text:p>1505</text:p>
          </table:table-cell>
          <table:table-cell table:style-name="ce18" office:value-type="string" calcext:value-type="string">
            <text:p>Butterfingers Wealth</text:p>
          </table:table-cell>
          <table:table-cell table:style-name="ce18" office:value-type="string" calcext:value-type="string">
            <text:p>Grab a secret stash in Lake Butterfinge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5" office:value-type="float" office:value="1506" calcext:value-type="float">
            <text:p>1506</text:p>
          </table:table-cell>
          <table:table-cell table:style-name="ce18" office:value-type="string" calcext:value-type="string">
            <text:p>Butterfingers Covert</text:p>
          </table:table-cell>
          <table:table-cell table:style-name="ce18" office:value-type="string" calcext:value-type="string">
            <text:p>Find a secret extra life in Lake Butterfinge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5" office:value-type="float" office:value="1507" calcext:value-type="float">
            <text:p>1507</text:p>
          </table:table-cell>
          <table:table-cell table:style-name="ce18" office:value-type="string" calcext:value-type="string">
            <text:p>Buttercup Plains Covert</text:p>
          </table:table-cell>
          <table:table-cell table:style-name="ce18" office:value-type="string" calcext:value-type="string">
            <text:p>Find a secret extra life in Buttercup Plain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5" office:value-type="float" office:value="1508" calcext:value-type="float">
            <text:p>1508</text:p>
          </table:table-cell>
          <table:table-cell table:style-name="ce18" office:value-type="string" calcext:value-type="string">
            <text:p>Buttercup Wealth</text:p>
          </table:table-cell>
          <table:table-cell table:style-name="ce18" office:value-type="string" calcext:value-type="string">
            <text:p>Grab a secret stash in Buttercup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5" office:value-type="float" office:value="1509" calcext:value-type="float">
            <text:p>1509</text:p>
          </table:table-cell>
          <table:table-cell table:style-name="ce18" office:value-type="string" calcext:value-type="string">
            <text:p>Buttercup Ridge Covert</text:p>
          </table:table-cell>
          <table:table-cell table:style-name="ce18" office:value-type="string" calcext:value-type="string">
            <text:p>Find a secret extra life in Buttercup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5" office:value-type="float" office:value="1510" calcext:value-type="float">
            <text:p>1510</text:p>
          </table:table-cell>
          <table:table-cell table:style-name="ce18" office:value-type="string" calcext:value-type="string">
            <text:p>Eastern Cheddar Hoard</text:p>
          </table:table-cell>
          <table:table-cell table:style-name="ce18" office:value-type="string" calcext:value-type="string">
            <text:p>Explore Secret Slime Pit and find a safe place in Eastern Cheddar Hoard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5" office:value-type="float" office:value="1520" calcext:value-type="float">
            <text:p>1520</text:p>
          </table:table-cell>
          <table:table-cell table:style-name="ce18" office:value-type="string" calcext:value-type="string">
            <text:p>Curdlington on the Whey</text:p>
          </table:table-cell>
          <table:table-cell table:style-name="ce18" office:value-type="string" calcext:value-type="string">
            <text:p>Explore Butter Mound and find a safe place in Curdlington on the Whe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5" office:value-type="float" office:value="1530" calcext:value-type="float">
            <text:p>1530</text:p>
          </table:table-cell>
          <table:table-cell table:style-name="ce18" office:value-type="string" calcext:value-type="string">
            <text:p>Night of the Chicken Dead</text:p>
          </table:table-cell>
          <table:table-cell table:style-name="ce18" office:value-type="string" calcext:value-type="string">
            <text:p>Defeat Kentucky fried fiend without taking damag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5" office:value-type="float" office:value="1540" calcext:value-type="float">
            <text:p>1540</text:p>
          </table:table-cell>
          <table:table-cell table:style-name="ce18" office:value-type="string" calcext:value-type="string">
            <text:p>Slime Pit Bang-and-burn</text:p>
          </table:table-cell>
          <table:table-cell table:style-name="ce18" office:value-type="string" calcext:value-type="string">
            <text:p>Disable the third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5" office:value-type="float" office:value="1550" calcext:value-type="float">
            <text:p>1550</text:p>
          </table:table-cell>
          <table:table-cell table:style-name="ce18" office:value-type="string" calcext:value-type="string">
            <text:p>Butter Surveillance</text:p>
          </table:table-cell>
          <table:table-cell table:style-name="ce18" office:value-type="string" calcext:value-type="string">
            <text:p>Find the fourth satellite piec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5" office:value-type="float" office:value="1560" calcext:value-type="float">
            <text:p>1560</text:p>
          </table:table-cell>
          <table:table-cell table:style-name="ce18" office:value-type="string" calcext:value-type="string">
            <text:p>Buttercup Adventure</text:p>
          </table:table-cell>
          <table:table-cell table:style-name="ce18" office:value-type="string" calcext:value-type="string">
            <text:p>Retrieve the Red Diamon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5" office:value-type="float" office:value="1600" calcext:value-type="float">
            <text:p>1600</text:p>
          </table:table-cell>
          <table:table-cell table:style-name="ce18" office:value-type="string" calcext:value-type="string">
            <text:p>The Floating Folly</text:p>
          </table:table-cell>
          <table:table-cell table:style-name="ce18" office:value-type="string" calcext:value-type="string">
            <text:p>Explore Blue Cheese Hills and find a safe place in The Floating Foll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15" office:value-type="float" office:value="1601" calcext:value-type="float">
            <text:p>1601</text:p>
          </table:table-cell>
          <table:table-cell table:style-name="ce18" office:value-type="string" calcext:value-type="string">
            <text:p>Wendsleydale Wealth</text:p>
          </table:table-cell>
          <table:table-cell table:style-name="ce18" office:value-type="string" calcext:value-type="string">
            <text:p>Grab a secret stash in Wendsleydale Wasteland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5" office:value-type="float" office:value="1610" calcext:value-type="float">
            <text:p>1610</text:p>
          </table:table-cell>
          <table:table-cell table:style-name="ce18" office:value-type="string" calcext:value-type="string">
            <text:p>Blue Moon Dunes</text:p>
          </table:table-cell>
          <table:table-cell table:style-name="ce18" office:value-type="string" calcext:value-type="string">
            <text:p>Explore Blue Cheese Hills and find a safe place in Blue Moon Dun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15" office:value-type="float" office:value="1620" calcext:value-type="float">
            <text:p>1620</text:p>
          </table:table-cell>
          <table:table-cell table:style-name="ce18" office:value-type="string" calcext:value-type="string">
            <text:p>Fungi Strikes Back</text:p>
          </table:table-cell>
          <table:table-cell table:style-name="ce18" office:value-type="string" calcext:value-type="string">
            <text:p>Defeat Fungi without taking damage agai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5" office:value-type="float" office:value="1630" calcext:value-type="float">
            <text:p>1630</text:p>
          </table:table-cell>
          <table:table-cell table:style-name="ce18" office:value-type="string" calcext:value-type="string">
            <text:p>Crystal Vibes</text:p>
          </table:table-cell>
          <table:table-cell table:style-name="ce18" office:value-type="string" calcext:value-type="string">
            <text:p>Obtain a Crystal Caverns ke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5" office:value-type="float" office:value="1631" calcext:value-type="float">
            <text:p>1631</text:p>
          </table:table-cell>
          <table:table-cell table:style-name="ce18" office:value-type="string" calcext:value-type="string">
            <text:p>Crystalline Cuttings</text:p>
          </table:table-cell>
          <table:table-cell table:style-name="ce18" office:value-type="string" calcext:value-type="string">
            <text:p>Explore Crystal Caverns and find a safe place in Crystalline Cutting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5" office:value-type="float" office:value="1640" calcext:value-type="float">
            <text:p>1640</text:p>
          </table:table-cell>
          <table:table-cell table:style-name="ce18" office:value-type="string" calcext:value-type="string">
            <text:p>Kompromat</text:p>
          </table:table-cell>
          <table:table-cell table:style-name="ce18" office:value-type="string" calcext:value-type="string">
            <text:p>Rescue the last agent to clarify objectiv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5" office:value-type="float" office:value="1650" calcext:value-type="float">
            <text:p>1650</text:p>
          </table:table-cell>
          <table:table-cell table:style-name="ce18" office:value-type="string" calcext:value-type="string">
            <text:p>Blue Cheese Surveillance</text:p>
          </table:table-cell>
          <table:table-cell table:style-name="ce18" office:value-type="string" calcext:value-type="string">
            <text:p>Find the fifth satellite piec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5" office:value-type="float" office:value="1660" calcext:value-type="float">
            <text:p>1660</text:p>
          </table:table-cell>
          <table:table-cell table:style-name="ce18" office:value-type="string" calcext:value-type="string">
            <text:p>Blue Cheese Adventure</text:p>
          </table:table-cell>
          <table:table-cell table:style-name="ce18" office:value-type="string" calcext:value-type="string">
            <text:p>Retrieve the Moon Mouse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5" office:value-type="float" office:value="1670" calcext:value-type="float">
            <text:p>1670</text:p>
          </table:table-cell>
          <table:table-cell table:style-name="ce18" office:value-type="string" calcext:value-type="string">
            <text:p>Casino Royale</text:p>
          </table:table-cell>
          <table:table-cell table:style-name="ce18" office:value-type="string" calcext:value-type="string">
            <text:p>Rescue all the age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5" office:value-type="float" office:value="1680" calcext:value-type="float">
            <text:p>1680</text:p>
          </table:table-cell>
          <table:table-cell table:style-name="ce18" office:value-type="string" calcext:value-type="string">
            <text:p>GoldenEye</text:p>
          </table:table-cell>
          <table:table-cell table:style-name="ce18" office:value-type="string" calcext:value-type="string">
            <text:p>Find all the satellite piec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5" office:value-type="float" office:value="1681" calcext:value-type="float">
            <text:p>1681</text:p>
          </table:table-cell>
          <table:table-cell table:style-name="ce18" office:value-type="string" calcext:value-type="string">
            <text:p>Crystalline Covert</text:p>
          </table:table-cell>
          <table:table-cell table:style-name="ce18" office:value-type="string" calcext:value-type="string">
            <text:p>Find a secret extra life in Crystalline Cheese Chunk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5" office:value-type="float" office:value="1689" calcext:value-type="float">
            <text:p>1689</text:p>
          </table:table-cell>
          <table:table-cell table:style-name="ce18" office:value-type="string" calcext:value-type="string">
            <text:p>Mole Excavations</text:p>
          </table:table-cell>
          <table:table-cell table:style-name="ce18" office:value-type="string" calcext:value-type="string">
            <text:p>Find the secret The Long Tunnel area routes to Neopolitan Peninsul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5" office:value-type="float" office:value="1700" calcext:value-type="float">
            <text:p>1700</text:p>
          </table:table-cell>
          <table:table-cell table:style-name="ce18" office:value-type="string" calcext:value-type="string">
            <text:p>Glace Glacier</text:p>
          </table:table-cell>
          <table:table-cell table:style-name="ce18" office:value-type="string" calcext:value-type="string">
            <text:p>Explore Waffel Glacier and find a safe place in Glace Glacier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5" office:value-type="float" office:value="1710" calcext:value-type="float">
            <text:p>1710</text:p>
          </table:table-cell>
          <table:table-cell table:style-name="ce18" office:value-type="string" calcext:value-type="string">
            <text:p>Triple Scoopingdon</text:p>
          </table:table-cell>
          <table:table-cell table:style-name="ce18" office:value-type="string" calcext:value-type="string">
            <text:p>Explore Waffel Glacier and find a safe place in Triple Scoopingd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5" office:value-type="float" office:value="1711" calcext:value-type="float">
            <text:p>1711</text:p>
          </table:table-cell>
          <table:table-cell table:style-name="ce18" office:value-type="string" calcext:value-type="string">
            <text:p>Pinnacles Wealth</text:p>
          </table:table-cell>
          <table:table-cell table:style-name="ce18" office:value-type="string" calcext:value-type="string">
            <text:p>Grab a secret stash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5" office:value-type="float" office:value="1712" calcext:value-type="float">
            <text:p>1712</text:p>
          </table:table-cell>
          <table:table-cell table:style-name="ce18" office:value-type="string" calcext:value-type="string">
            <text:p>Peppermint Covert</text:p>
          </table:table-cell>
          <table:table-cell table:style-name="ce18" office:value-type="string" calcext:value-type="string">
            <text:p>Find a secret extra life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15" office:value-type="float" office:value="1715" calcext:value-type="float">
            <text:p>1715</text:p>
          </table:table-cell>
          <table:table-cell table:style-name="ce18" office:value-type="string" calcext:value-type="string">
            <text:p>1st Waferville Covert</text:p>
          </table:table-cell>
          <table:table-cell table:style-name="ce18" office:value-type="string" calcext:value-type="string">
            <text:p>Find the first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5" office:value-type="float" office:value="1716" calcext:value-type="float">
            <text:p>1716</text:p>
          </table:table-cell>
          <table:table-cell table:style-name="ce18" office:value-type="string" calcext:value-type="string">
            <text:p>2nd Waferville Covert</text:p>
          </table:table-cell>
          <table:table-cell table:style-name="ce18" office:value-type="string" calcext:value-type="string">
            <text:p>Find the second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5" office:value-type="float" office:value="1720" calcext:value-type="float">
            <text:p>1720</text:p>
          </table:table-cell>
          <table:table-cell table:style-name="ce18" office:value-type="string" calcext:value-type="string">
            <text:p>Neopolitan Peninsula</text:p>
          </table:table-cell>
          <table:table-cell table:style-name="ce18" office:value-type="string" calcext:value-type="string">
            <text:p>Explore Waffel Glacier and find a safe place in Neopolitan Peninsula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5" office:value-type="float" office:value="1731" calcext:value-type="float">
            <text:p>1731</text:p>
          </table:table-cell>
          <table:table-cell table:style-name="ce18" office:value-type="string" calcext:value-type="string">
            <text:p>Bovine Aerial Wealth</text:p>
          </table:table-cell>
          <table:table-cell table:style-name="ce18" office:value-type="string" calcext:value-type="string">
            <text:p>Grab a secret stash in Bovine Aerial Assault are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5" office:value-type="float" office:value="1740" calcext:value-type="float">
            <text:p>1740</text:p>
          </table:table-cell>
          <table:table-cell table:style-name="ce18" office:value-type="string" calcext:value-type="string">
            <text:p>Waffel Bang-and-burn</text:p>
          </table:table-cell>
          <table:table-cell table:style-name="ce18" office:value-type="string" calcext:value-type="string">
            <text:p>Disable the fourth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15" office:value-type="float" office:value="1750" calcext:value-type="float">
            <text:p>1750</text:p>
          </table:table-cell>
          <table:table-cell table:style-name="ce18" office:value-type="string" calcext:value-type="string">
            <text:p>Giants Adventure</text:p>
          </table:table-cell>
          <table:table-cell table:style-name="ce18" office:value-type="string" calcext:value-type="string">
            <text:p>Retrieve the Moon Mushroom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5" office:value-type="float" office:value="1760" calcext:value-type="float">
            <text:p>1760</text:p>
          </table:table-cell>
          <table:table-cell table:style-name="ce18" office:value-type="string" calcext:value-type="string">
            <text:p>Mocha Adventure</text:p>
          </table:table-cell>
          <table:table-cell table:style-name="ce18" office:value-type="string" calcext:value-type="string">
            <text:p>Retrieve the Moon Star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5" office:value-type="float" office:value="1770" calcext:value-type="float">
            <text:p>1770</text:p>
          </table:table-cell>
          <table:table-cell table:style-name="ce18" office:value-type="string" calcext:value-type="string">
            <text:p>Moonraker</text:p>
          </table:table-cell>
          <table:table-cell table:style-name="ce18" office:value-type="string" calcext:value-type="string">
            <text:p>Disable all the stiltonium machin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5" office:value-type="float" office:value="1780" calcext:value-type="float">
            <text:p>1780</text:p>
          </table:table-cell>
          <table:table-cell table:style-name="ce18" office:value-type="string" calcext:value-type="string">
            <text:p>Diamonds Are Forever</text:p>
          </table:table-cell>
          <table:table-cell table:style-name="ce18" office:value-type="string" calcext:value-type="string">
            <text:p>Retrieve all the lost treasu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5" office:value-type="float" office:value="1790" calcext:value-type="float">
            <text:p>1790</text:p>
          </table:table-cell>
          <table:table-cell table:style-name="ce18" office:value-type="string" calcext:value-type="string">
            <text:p>Dr.Yes</text:p>
          </table:table-cell>
          <table:table-cell table:style-name="ce18" office:value-type="string" calcext:value-type="string">
            <text:p>Defeat Dr.Maybe without taking damag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5" office:value-type="float" office:value="1791" calcext:value-type="float">
            <text:p>1791</text:p>
          </table:table-cell>
          <table:table-cell table:style-name="ce18" office:value-type="string" calcext:value-type="string">
            <text:p>Earned Vacation</text:p>
          </table:table-cell>
          <table:table-cell table:style-name="ce18" office:value-type="string" calcext:value-type="string">
            <text:p>Thwart the evil and restore freedom to the galaxy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5" office:value-type="float" office:value="1792" calcext:value-type="float">
            <text:p>1792</text:p>
          </table:table-cell>
          <table:table-cell table:style-name="ce18" office:value-type="string" calcext:value-type="string">
            <text:p>Fools’ Day</text:p>
          </table:table-cell>
          <table:table-cell table:style-name="ce18" office:value-type="string" calcext:value-type="string">
            <text:p>So close but an insufficient investigation has been mad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5" office:value-type="float" office:value="1793" calcext:value-type="float">
            <text:p>1793</text:p>
          </table:table-cell>
          <table:table-cell table:style-name="ce18" office:value-type="string" calcext:value-type="string">
            <text:p>Total Failure</text:p>
          </table:table-cell>
          <table:table-cell table:style-name="ce18" office:value-type="string" calcext:value-type="string">
            <text:p>What is objectives? You had try hard to be so wro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15" office:value-type="float" office:value="1794" calcext:value-type="float">
            <text:p>1794</text:p>
          </table:table-cell>
          <table:table-cell table:style-name="ce18" office:value-type="string" calcext:value-type="string">
            <text:p>Jedi Way</text:p>
          </table:table-cell>
          <table:table-cell table:style-name="ce18" office:value-type="string" calcext:value-type="string">
            <text:p>Defeat Dr. Maybe being on the dark sid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Roquefort Ridge</text:p>
          </table:table-cell>
          <table:table-cell table:style-name="ce18" office:value-type="string" calcext:value-type="string">
            <text:p>Explore Cheese Hills and find a safe place in Roquefort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5" office:value-type="float" office:value="2010" calcext:value-type="float">
            <text:p>2010</text:p>
          </table:table-cell>
          <table:table-cell table:style-name="ce18" office:value-type="string" calcext:value-type="string">
            <text:p>Chunnel Wealth</text:p>
          </table:table-cell>
          <table:table-cell table:style-name="ce18" office:value-type="string" calcext:value-type="string">
            <text:p>Grab a secret stash in The Chunne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18" office:value-type="string" calcext:value-type="string">
            <text:p>Chunnel Covert</text:p>
          </table:table-cell>
          <table:table-cell table:style-name="ce18" office:value-type="string" calcext:value-type="string">
            <text:p>Find a secret extra life in The Chunne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18" office:value-type="string" calcext:value-type="string">
            <text:p>Caerphilly Covert</text:p>
          </table:table-cell>
          <table:table-cell table:style-name="ce18" office:value-type="string" calcext:value-type="string">
            <text:p>Find a secret extra life in Caerphilly Dow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15" office:value-type="float" office:value="2030" calcext:value-type="float">
            <text:p>2030</text:p>
          </table:table-cell>
          <table:table-cell table:style-name="ce18" office:value-type="string" calcext:value-type="string">
            <text:p>Riccottascape</text:p>
          </table:table-cell>
          <table:table-cell table:style-name="ce18" office:value-type="string" calcext:value-type="string">
            <text:p>Find the exit from The Chunnel routes to Nether Slimeswold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5" office:value-type="float" office:value="3000" calcext:value-type="float">
            <text:p>3000</text:p>
          </table:table-cell>
          <table:table-cell table:style-name="ce18" office:value-type="string" calcext:value-type="string">
            <text:p>Cheese Trooper</text:p>
          </table:table-cell>
          <table:table-cell table:style-name="ce18" office:value-type="string" calcext:value-type="string">
            <text:p>Earn 5 fatality bonuses with at least 5 scor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5" office:value-type="float" office:value="3001" calcext:value-type="float">
            <text:p>3001</text:p>
          </table:table-cell>
          <table:table-cell table:style-name="ce18" office:value-type="string" calcext:value-type="string">
            <text:p>Moon Trooper</text:p>
          </table:table-cell>
          <table:table-cell table:style-name="ce18" office:value-type="string" calcext:value-type="string">
            <text:p>Earn 5 fatality bonuses with at least 10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5" office:value-type="float" office:value="3002" calcext:value-type="float">
            <text:p>3002</text:p>
          </table:table-cell>
          <table:table-cell table:style-name="ce18" office:value-type="string" calcext:value-type="string">
            <text:p>Star Trooper</text:p>
          </table:table-cell>
          <table:table-cell table:style-name="ce18" office:value-type="string" calcext:value-type="string">
            <text:p>Earn 5 fatality bonuses with at least 25 sco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15" office:value-type="float" office:value="3010" calcext:value-type="float">
            <text:p>3010</text:p>
          </table:table-cell>
          <table:table-cell table:style-name="ce18" office:value-type="string" calcext:value-type="string">
            <text:p>Cheese Force</text:p>
          </table:table-cell>
          <table:table-cell table:style-name="ce18" office:value-type="string" calcext:value-type="string">
            <text:p>Earn 5 energy remain bonuses with at least 23 scor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15" office:value-type="float" office:value="3011" calcext:value-type="float">
            <text:p>3011</text:p>
          </table:table-cell>
          <table:table-cell table:style-name="ce18" office:value-type="string" calcext:value-type="string">
            <text:p>Moon Force</text:p>
          </table:table-cell>
          <table:table-cell table:style-name="ce18" office:value-type="string" calcext:value-type="string">
            <text:p>Earn 5 energy remain bonuses with at least 29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15" office:value-type="float" office:value="3012" calcext:value-type="float">
            <text:p>3012</text:p>
          </table:table-cell>
          <table:table-cell table:style-name="ce18" office:value-type="string" calcext:value-type="string">
            <text:p>Star Force</text:p>
          </table:table-cell>
          <table:table-cell table:style-name="ce18" office:value-type="string" calcext:value-type="string">
            <text:p>Earn 5 energy remain bonuses with at least 35 sco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15" office:value-type="float" office:value="3020" calcext:value-type="float">
            <text:p>3020</text:p>
          </table:table-cell>
          <table:table-cell table:style-name="ce18" office:value-type="string" calcext:value-type="string">
            <text:p>Cheese Collector</text:p>
          </table:table-cell>
          <table:table-cell table:style-name="ce18" office:value-type="string" calcext:value-type="string">
            <text:p>Earn 3 moon bonus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5" office:value-type="float" office:value="3021" calcext:value-type="float">
            <text:p>3021</text:p>
          </table:table-cell>
          <table:table-cell table:style-name="ce18" office:value-type="string" calcext:value-type="string">
            <text:p>Moon Collector</text:p>
          </table:table-cell>
          <table:table-cell table:style-name="ce18" office:value-type="string" calcext:value-type="string">
            <text:p>Earn 5 moon bonus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5" office:value-type="float" office:value="3022" calcext:value-type="float">
            <text:p>3022</text:p>
          </table:table-cell>
          <table:table-cell table:style-name="ce18" office:value-type="string" calcext:value-type="string">
            <text:p>Star Collector</text:p>
          </table:table-cell>
          <table:table-cell table:style-name="ce18" office:value-type="string" calcext:value-type="string">
            <text:p>Earn 7 moon bonus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5" office:value-type="float" office:value="3030" calcext:value-type="float">
            <text:p>3030</text:p>
          </table:table-cell>
          <table:table-cell table:style-name="ce18" office:value-type="string" calcext:value-type="string">
            <text:p>Of Сourse! Sir</text:p>
          </table:table-cell>
          <table:table-cell table:style-name="ce18" office:value-type="string" calcext:value-type="string">
            <text:p>Earn 3 teacup bonus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5" office:value-type="float" office:value="3031" calcext:value-type="float">
            <text:p>3031</text:p>
          </table:table-cell>
          <table:table-cell table:style-name="ce18" office:value-type="string" calcext:value-type="string">
            <text:p>Moon Picnic</text:p>
          </table:table-cell>
          <table:table-cell table:style-name="ce18" office:value-type="string" calcext:value-type="string">
            <text:p>Earn 5 teacup bonus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5" office:value-type="float" office:value="3032" calcext:value-type="float">
            <text:p>3032</text:p>
          </table:table-cell>
          <table:table-cell table:style-name="ce18" office:value-type="string" calcext:value-type="string">
            <text:p>A Grand Day Out</text:p>
          </table:table-cell>
          <table:table-cell table:style-name="ce18" office:value-type="string" calcext:value-type="string">
            <text:p>Earn 10 teacup bonus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15" office:value-type="float" office:value="3100" calcext:value-type="float">
            <text:p>3100</text:p>
          </table:table-cell>
          <table:table-cell table:style-name="ce18" office:value-type="string" calcext:value-type="string">
            <text:p>Star Awards</text:p>
          </table:table-cell>
          <table:table-cell table:style-name="ce18" office:value-type="string" calcext:value-type="string">
            <text:p>Get an energy star in a bonu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5" office:value-type="float" office:value="3101" calcext:value-type="float">
            <text:p>3101</text:p>
          </table:table-cell>
          <table:table-cell table:style-name="ce18" office:value-type="string" calcext:value-type="string">
            <text:p>Life Awards</text:p>
          </table:table-cell>
          <table:table-cell table:style-name="ce18" office:value-type="string" calcext:value-type="string">
            <text:p>Get a life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5" office:value-type="float" office:value="3102" calcext:value-type="float">
            <text:p>3102</text:p>
          </table:table-cell>
          <table:table-cell table:style-name="ce18" office:value-type="string" calcext:value-type="string">
            <text:p>Miner Awards</text:p>
          </table:table-cell>
          <table:table-cell table:style-name="ce18" office:value-type="string" calcext:value-type="string">
            <text:p>Get a hard-hat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5" office:value-type="float" office:value="3103" calcext:value-type="float">
            <text:p>3103</text:p>
          </table:table-cell>
          <table:table-cell table:style-name="ce18" office:value-type="string" calcext:value-type="string">
            <text:p>Spy Awards</text:p>
          </table:table-cell>
          <table:table-cell table:style-name="ce18" office:value-type="string" calcext:value-type="string">
            <text:p>Get a X-Ray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5" office:value-type="float" office:value="3104" calcext:value-type="float">
            <text:p>3104</text:p>
          </table:table-cell>
          <table:table-cell table:style-name="ce18" office:value-type="string" calcext:value-type="string">
            <text:p>Fish Awards</text:p>
          </table:table-cell>
          <table:table-cell table:style-name="ce18" office:value-type="string" calcext:value-type="string">
            <text:p>Get an invincibility fish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15" office:value-type="float" office:value="4100" calcext:value-type="float">
            <text:p>4100</text:p>
          </table:table-cell>
          <table:table-cell table:style-name="ce18" office:value-type="string" calcext:value-type="string">
            <text:p>Termination Sustain</text:p>
          </table:table-cell>
          <table:table-cell table:style-name="ce18" office:value-type="string" calcext:value-type="string">
            <text:p>Earn fatality bonus 5 times in a row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5" office:value-type="float" office:value="4101" calcext:value-type="float">
            <text:p>4101</text:p>
          </table:table-cell>
          <table:table-cell table:style-name="ce18" office:value-type="string" calcext:value-type="string">
            <text:p>Life Sustain</text:p>
          </table:table-cell>
          <table:table-cell table:style-name="ce18" office:value-type="string" calcext:value-type="string">
            <text:p>Earn energy remain bonus with at least 23 scores 5 times in a row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15" office:value-type="float" office:value="4102" calcext:value-type="float">
            <text:p>4102</text:p>
          </table:table-cell>
          <table:table-cell table:style-name="ce18" office:value-type="string" calcext:value-type="string">
            <text:p>Moon Sustain</text:p>
          </table:table-cell>
          <table:table-cell table:style-name="ce18" office:value-type="string" calcext:value-type="string">
            <text:p>Earn moon bonus 5 times in a row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15" office:value-type="float" office:value="4103" calcext:value-type="float">
            <text:p>4103</text:p>
          </table:table-cell>
          <table:table-cell table:style-name="ce18" office:value-type="string" calcext:value-type="string">
            <text:p>Tea Ceremony</text:p>
          </table:table-cell>
          <table:table-cell table:style-name="ce18" office:value-type="string" calcext:value-type="string">
            <text:p>Earn teacup bonus 5 times in a row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15" office:value-type="float" office:value="4200" calcext:value-type="float">
            <text:p>4200</text:p>
          </table:table-cell>
          <table:table-cell table:style-name="ce18" office:value-type="string" calcext:value-type="string">
            <text:p>Coin Collector</text:p>
          </table:table-cell>
          <table:table-cell table:style-name="ce18" office:value-type="string" calcext:value-type="string">
            <text:p>Collect 25 coins while clearing areas and without restartin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5" office:value-type="float" office:value="4201" calcext:value-type="float">
            <text:p>4201</text:p>
          </table:table-cell>
          <table:table-cell table:style-name="ce18" office:value-type="string" calcext:value-type="string">
            <text:p>Trophy Collector</text:p>
          </table:table-cell>
          <table:table-cell table:style-name="ce18" office:value-type="string" calcext:value-type="string">
            <text:p>Collect 25 trophi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15" office:value-type="float" office:value="4202" calcext:value-type="float">
            <text:p>4202</text:p>
          </table:table-cell>
          <table:table-cell table:style-name="ce18" office:value-type="string" calcext:value-type="string">
            <text:p>Crown Collector</text:p>
          </table:table-cell>
          <table:table-cell table:style-name="ce18" office:value-type="string" calcext:value-type="string">
            <text:p>Collect 25 crown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15" office:value-type="float" office:value="4250" calcext:value-type="float">
            <text:p>4250</text:p>
          </table:table-cell>
          <table:table-cell table:style-name="ce18" office:value-type="string" calcext:value-type="string">
            <text:p>Basic Skill</text:p>
          </table:table-cell>
          <table:table-cell table:style-name="ce18" office:value-type="string" calcext:value-type="string">
            <text:p>Clear 3 areas without loosing a lif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15" office:value-type="float" office:value="4251" calcext:value-type="float">
            <text:p>4251</text:p>
          </table:table-cell>
          <table:table-cell table:style-name="ce18" office:value-type="string" calcext:value-type="string">
            <text:p>Advanced Skill</text:p>
          </table:table-cell>
          <table:table-cell table:style-name="ce18" office:value-type="string" calcext:value-type="string">
            <text:p>Clear 5 areas without loosing a lif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5" office:value-type="float" office:value="4252" calcext:value-type="float">
            <text:p>4252</text:p>
          </table:table-cell>
          <table:table-cell table:style-name="ce18" office:value-type="string" calcext:value-type="string">
            <text:p>Expert Skill</text:p>
          </table:table-cell>
          <table:table-cell table:style-name="ce18" office:value-type="string" calcext:value-type="string">
            <text:p>Clear 7 areas without loosing a lif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5" office:value-type="float" office:value="4300" calcext:value-type="float">
            <text:p>4300</text:p>
          </table:table-cell>
          <table:table-cell table:style-name="ce18" office:value-type="string" calcext:value-type="string">
            <text:p>Basic Moonwalker</text:p>
          </table:table-cell>
          <table:table-cell table:style-name="ce18" office:value-type="string" calcext:value-type="string">
            <text:p>Collect 500 moons while clearing areas without restarting and taking damag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15" office:value-type="float" office:value="4301" calcext:value-type="float">
            <text:p>4301</text:p>
          </table:table-cell>
          <table:table-cell table:style-name="ce18" office:value-type="string" calcext:value-type="string">
            <text:p>Advanced Moonwalker</text:p>
          </table:table-cell>
          <table:table-cell table:style-name="ce18" office:value-type="string" calcext:value-type="string">
            <text:p>Collect 1000 moons while clearing areas without restarting and taking damag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15" office:value-type="float" office:value="4302" calcext:value-type="float">
            <text:p>4302</text:p>
          </table:table-cell>
          <table:table-cell table:style-name="ce18" office:value-type="string" calcext:value-type="string">
            <text:p>Expert Moonwalker</text:p>
          </table:table-cell>
          <table:table-cell table:style-name="ce18" office:value-type="string" calcext:value-type="string">
            <text:p>Collect 2500 moons while clearing areas without restarting and taking damage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5" office:value-type="float" office:value="4400" calcext:value-type="float">
            <text:p>4400</text:p>
          </table:table-cell>
          <table:table-cell table:style-name="ce18" office:value-type="string" calcext:value-type="string">
            <text:p>Basic Scout</text:p>
          </table:table-cell>
          <table:table-cell table:style-name="ce18" office:value-type="string" calcext:value-type="string">
            <text:p>Reveal 5 hidden boxes while clearing areas and without restartin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5" office:value-type="float" office:value="4401" calcext:value-type="float">
            <text:p>4401</text:p>
          </table:table-cell>
          <table:table-cell table:style-name="ce18" office:value-type="string" calcext:value-type="string">
            <text:p>Advanced Scout</text:p>
          </table:table-cell>
          <table:table-cell table:style-name="ce18" office:value-type="string" calcext:value-type="string">
            <text:p>Reveal 10 hidden boxes while clearing areas and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5" office:value-type="float" office:value="4402" calcext:value-type="float">
            <text:p>4402</text:p>
          </table:table-cell>
          <table:table-cell table:style-name="ce18" office:value-type="string" calcext:value-type="string">
            <text:p>Expert Scout</text:p>
          </table:table-cell>
          <table:table-cell table:style-name="ce18" office:value-type="string" calcext:value-type="string">
            <text:p>Reveal 25 hidden box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18" office:value-type="string" calcext:value-type="string">
            <text:p>Сinephile</text:p>
          </table:table-cell>
          <table:table-cell table:style-name="ce18" office:value-type="string" calcext:value-type="string">
            <text:p>Watch introduction titl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5" office:value-type="float" office:value="5001" calcext:value-type="float">
            <text:p>5001</text:p>
          </table:table-cell>
          <table:table-cell table:style-name="ce18" office:value-type="string" calcext:value-type="string">
            <text:p>Happy End</text:p>
          </table:table-cell>
          <table:table-cell table:style-name="ce18" office:value-type="string" calcext:value-type="string">
            <text:p>Watch final titles till the end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8" office:value-type="string" calcext:value-type="string">
            <text:p>In Love With a Cheese</text:p>
          </table:table-cell>
          <table:table-cell table:style-name="ce18" office:value-type="string" calcext:value-type="string">
            <text:p>Even a small piece of cheese can make someone happ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15" office:value-type="float" office:value="6001" calcext:value-type="float">
            <text:p>6001</text:p>
          </table:table-cell>
          <table:table-cell table:style-name="ce18" office:value-type="string" calcext:value-type="string">
            <text:p>Dark Side</text:p>
          </table:table-cell>
          <table:table-cell table:style-name="ce18" office:value-type="string" calcext:value-type="string">
            <text:p>Join the dark side of the Forc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table:style-name="ce18" office:value-type="string" calcext:value-type="string">
            <text:p>Cheese Ranger</text:p>
          </table:table-cell>
          <table:table-cell table:style-name="ce18" office:value-type="string" calcext:value-type="string">
            <text:p>Discover all the secret routes in Cheese Hill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5" office:value-type="float" office:value="10001" calcext:value-type="float">
            <text:p>10001</text:p>
          </table:table-cell>
          <table:table-cell table:style-name="ce18" office:value-type="string" calcext:value-type="string">
            <text:p>Custard Ranger</text:p>
          </table:table-cell>
          <table:table-cell table:style-name="ce18" office:value-type="string" calcext:value-type="string">
            <text:p>Discover all the secret routes in Custard Meadows including Cheese Tower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5" office:value-type="float" office:value="10002" calcext:value-type="float">
            <text:p>10002</text:p>
          </table:table-cell>
          <table:table-cell table:style-name="ce18" office:value-type="string" calcext:value-type="string">
            <text:p>Slime Ranger</text:p>
          </table:table-cell>
          <table:table-cell table:style-name="ce18" office:value-type="string" calcext:value-type="string">
            <text:p>Discover all the secret routes in Slime Plain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5" office:value-type="float" office:value="10003" calcext:value-type="float">
            <text:p>10003</text:p>
          </table:table-cell>
          <table:table-cell table:style-name="ce18" office:value-type="string" calcext:value-type="string">
            <text:p>Overwold Ranger</text:p>
          </table:table-cell>
          <table:table-cell table:style-name="ce18" office:value-type="string" calcext:value-type="string">
            <text:p>Discover all the secret routes in Overwold including Wold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5" office:value-type="float" office:value="10004" calcext:value-type="float">
            <text:p>10004</text:p>
          </table:table-cell>
          <table:table-cell table:style-name="ce18" office:value-type="string" calcext:value-type="string">
            <text:p>Butter Ranger</text:p>
          </table:table-cell>
          <table:table-cell table:style-name="ce18" office:value-type="string" calcext:value-type="string">
            <text:p>Discover all the secret routes in Butter Mound including Secret Slime Pit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5" office:value-type="float" office:value="10005" calcext:value-type="float">
            <text:p>10005</text:p>
          </table:table-cell>
          <table:table-cell table:style-name="ce18" office:value-type="string" calcext:value-type="string">
            <text:p>Blue Cheese Ranger</text:p>
          </table:table-cell>
          <table:table-cell table:style-name="ce18" office:value-type="string" calcext:value-type="string">
            <text:p>Discover all the secret routes in Blue Cheese Hill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5" office:value-type="float" office:value="10006" calcext:value-type="float">
            <text:p>10006</text:p>
          </table:table-cell>
          <table:table-cell table:style-name="ce18" office:value-type="string" calcext:value-type="string">
            <text:p>Waffel Ranger</text:p>
          </table:table-cell>
          <table:table-cell table:style-name="ce18" office:value-type="string" calcext:value-type="string">
            <text:p>Discover all the secret routes in Waffel Glacier including Crystal Cavern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5" office:value-type="float" office:value="10007" calcext:value-type="float">
            <text:p>10007</text:p>
          </table:table-cell>
          <table:table-cell table:style-name="ce18" office:value-type="string" calcext:value-type="string">
            <text:p>Total Ranger</text:p>
          </table:table-cell>
          <table:table-cell table:style-name="ce18" office:value-type="string" calcext:value-type="string">
            <text:p>Discover all the secret rout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9"/>
          <table:table-cell table:style-name="ce20"/>
          <table:table-cell table:style-name="ce23" office:value-type="float" office:value="1616" calcext:value-type="float">
            <text:p>1616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/>
          <table:table-cell table:formula="of:=[.D165]/163" office:value-type="float" office:value="9.91411042944785" calcext:value-type="float">
            <text:p>9,914110429447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number-rows-repeated="104838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table:style-name="ce11" office:value-type="string" calcext:value-type="string">
            <text:p>Scope</text:p>
          </table:table-cell>
          <table:table-cell table:style-name="ce21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rogress</text:p>
          </table:table-cell>
          <table:table-cell table:style-name="ce28"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Missable</text:p>
          </table:table-cell>
          <table:table-cell table:style-name="ce30"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Master</text:p>
          </table:table-cell>
          <table:table-cell table:style-name="ce31" office:value-type="float" office:value="785" calcext:value-type="float">
            <text:p>785</text:p>
          </table:table-cell>
          <table:table-cell table:number-columns-repeated="7"/>
        </table:table-row>
        <table:table-row table:style-name="ro1">
          <table:table-cell table:style-name="ce27" office:value-type="string" calcext:value-type="string">
            <text:p>Итог Результат</text:p>
          </table:table-cell>
          <table:table-cell table:style-name="ce23" office:value-type="float" office:value="1691" calcext:value-type="float">
            <text:p>1691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26"/>
        <table:table-column table:style-name="co12" table:default-cell-style-name="ce30"/>
        <table:table-row table:style-name="ro1">
          <table:table-cell table:style-name="ce11" office:value-type="string" calcext:value-type="string">
            <text:p>Type</text:p>
          </table:table-cell>
          <table:table-cell table:style-name="ce21" office:value-type="string" calcext:value-type="string">
            <text:p>Сумма - Points</text:p>
          </table:table-cell>
        </table:table-row>
        <table:table-row table:style-name="ro1">
          <table:table-cell table:style-name="ce25" office:value-type="string" calcext:value-type="string">
            <text:p>Bonus</text:p>
          </table:table-cell>
          <table:table-cell table:style-name="ce28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3"/>
        </table:table-row>
        <table:table-row table:style-name="ro1">
          <table:table-cell table:style-name="ce27" office:value-type="string" calcext:value-type="string">
            <text:p>Итог Результат</text:p>
          </table:table-cell>
          <table:table-cell table:style-name="ce23" office:value-type="float" office:value="1691" calcext:value-type="float">
            <text:p>1691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3" table:default-cell-style-name="ce71"/>
        <table:table-column table:style-name="co14" table:default-cell-style-name="Default"/>
        <table:table-column table:style-name="co15" table:default-cell-style-name="Default"/>
        <table:table-column table:style-name="co16" table:default-cell-style-name="ce71"/>
        <table:table-column table:style-name="co16" table:number-columns-repeated="2" table:default-cell-style-name="ce79"/>
        <table:table-column table:style-name="co17" table:default-cell-style-name="ce71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6" table:default-cell-style-name="ce71"/>
        <table:table-column table:style-name="co24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5" office:value-type="string" calcext:value-type="string">
            <text:p>Type</text:p>
          </table:table-cell>
          <table:table-cell table:style-name="ce83" table:number-columns-repeated="50"/>
        </table:table-row>
        <table:table-row table:style-name="ro1">
          <table:table-cell/>
          <table:table-cell office:value-type="string" calcext:value-type="string">
            <text:p>Tea! Sir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<text:span text:style-name="T1">School of </text:span>Fish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0" calcext:value-type="float">
            <text:p>1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82" office:value-type="string" calcext:value-type="string">
            <text:p>(The feta flatlands → go right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 office:value-type="string" calcext:value-type="string">
            <text:p>fish scelet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 table:number-columns-repeated="2"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05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53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d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First Lookup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preliminary investigatio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ubbling Adventure</text:p>
          </table:table-cell>
          <table:table-cell office:value-type="string" calcext:value-type="string">
            <text:p><text:span text:style-name="T1">Retrieve the </text:span>Moon Egg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ushy Adventure</text:p>
          </table:table-cell>
          <table:table-cell office:value-type="string" calcext:value-type="string">
            <text:p><text:span text:style-name="T1">Retrieve the </text:span>Blue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herry Adventure</text:p>
          </table:table-cell>
          <table:table-cell office:value-type="string" calcext:value-type="string">
            <text:p><text:span text:style-name="T1">Retrieve the </text:span>Moon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cup Adventure</text:p>
          </table:table-cell>
          <table:table-cell office:value-type="string" calcext:value-type="string">
            <text:p><text:span text:style-name="T1">Retrieve the </text:span>Red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Adventure</text:p>
          </table:table-cell>
          <table:table-cell office:value-type="string" calcext:value-type="string">
            <text:p><text:span text:style-name="T1">Retrieve the </text:span>Moon 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ants Adventure</text:p>
          </table:table-cell>
          <table:table-cell office:value-type="string" calcext:value-type="string">
            <text:p><text:span text:style-name="T1">Retrieve the </text:span>Moon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ocha Adventure</text:p>
          </table:table-cell>
          <table:table-cell office:value-type="string" calcext:value-type="string">
            <text:p><text:span text:style-name="T1">Retrieve the </text:span>Moon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Default"/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Default"/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Default"/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Default"/>
          <table:table-cell table:style-name="ce7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Default"/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3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Default"/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8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fatality bonuses with at least 2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Force</text:p>
          </table:table-cell>
          <table:table-cell office:value-type="string" calcext:value-type="string">
            <text:p>Earn 5 energy remain bonuses with at least 23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Force</text:p>
          </table:table-cell>
          <table:table-cell office:value-type="string" calcext:value-type="string">
            <text:p><text:span text:style-name="T1">Earn 5 energy remain </text:span>bonuses with at least 29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Force</text:p>
          </table:table-cell>
          <table:table-cell office:value-type="string" calcext:value-type="string">
            <text:p><text:span text:style-name="T1">Earn 5 energy remain </text:span>bonuses with at least 3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3 moon bon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7 moon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Of Сourse! Sir</text:p>
          </table:table-cell>
          <table:table-cell office:value-type="string" calcext:value-type="string">
            <text:p>Earn 3 teacup bon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Picnic</text:p>
          </table:table-cell>
          <table:table-cell office:value-type="string" calcext:value-type="string">
            <text:p>Earn 5 teacup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Earn 10 teacup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iner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in Collector</text:p>
          </table:table-cell>
          <table:table-cell table:style-name="ce44" office:value-type="string" calcext:value-type="string">
            <text:p>Collect 25 coins while clearing areas and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1" office:value-type="string" calcext:value-type="string">
            <text:p>25/50/100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Trophy Collector</text:p>
          </table:table-cell>
          <table:table-cell office:value-type="string" calcext:value-type="string">
            <text:p>Collect 25 trophies while clearing areas and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2" office:value-type="string" calcext:value-type="string">
            <text:p>5/10/25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rown Collector</text:p>
          </table:table-cell>
          <table:table-cell office:value-type="string" calcext:value-type="string">
            <text:p>Collect 25 crowns while clearing areas and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2" office:value-type="string" calcext:value-type="string">
            <text:p>5/10/25</text:p>
          </table:table-cell>
          <table:table-cell table:style-name="ce74" table:number-columns-repeated="49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kill</text:p>
          </table:table-cell>
          <table:table-cell office:value-type="string" calcext:value-type="string">
            <text:p>Clear 3 areas without loosing a lif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dvanced Skill</text:p>
          </table:table-cell>
          <table:table-cell office:value-type="string" calcext:value-type="string">
            <text:p>Clear 5 areas without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xpert Skill</text:p>
          </table:table-cell>
          <table:table-cell office:value-type="string" calcext:value-type="string">
            <text:p>Clear 7 areas without loosing a life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Moonwalker</text:p>
          </table:table-cell>
          <table:table-cell office:value-type="string" calcext:value-type="string">
            <text:p>Collect 500 moons while clearing areas without restarting and taking damage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Advanced Moonwalker</text:p>
          </table:table-cell>
          <table:table-cell office:value-type="string" calcext:value-type="string">
            <text:p><text:span text:style-name="T1">Collect 1000 moons while clearing areas without restarting</text:span> and taking damage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Expert Moonwalker</text:p>
          </table:table-cell>
          <table:table-cell office:value-type="string" calcext:value-type="string">
            <text:p><text:span text:style-name="T1">Collect 2500 moons while clearing areas without restarting</text:span> and taking damage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cout</text:p>
          </table:table-cell>
          <table:table-cell office:value-type="string" calcext:value-type="string">
            <text:p>Reveal 5 hidden boxes while clearing areas and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Advanced</text:span> Scout</text:p>
          </table:table-cell>
          <table:table-cell office:value-type="string" calcext:value-type="string">
            <text:p>Reveal 10 hidden boxes while clearing areas and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Expert</text:span> Scout</text:p>
          </table:table-cell>
          <table:table-cell office:value-type="string" calcext:value-type="string">
            <text:p>Reveal 25 hidden boxes while clearing areas and without restarting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office:value-type="string" calcext:value-type="string">
            <text:p>Missable</text:p>
          </table:table-cell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4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25" table:default-cell-style-name="ce71"/>
        <table:table-column table:style-name="co26" table:default-cell-style-name="Default"/>
        <table:table-column table:style-name="co27" table:default-cell-style-name="Default"/>
        <table:table-column table:style-name="co6" table:default-cell-style-name="ce72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?Hot </text:span>Edam Coals</text:p>
          </table:table-cell>
          <table:table-cell office:value-type="string" calcext:value-type="string">
            <text:p><text:span text:style-name="T1">Collect 200 moons and complete East of Edam</text:span> area <text:span text:style-name="T4">without standing</text:span></text:p>
          </table:table-cell>
          <table:table-cell table:style-name="ce71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72" office:value-type="string" calcext:value-type="string">
            <text:p>+</text:p>
          </table:table-cell>
          <table:table-cell table:style-name="ce71"/>
          <table:table-cell table:number-columns-repeated="2"/>
          <table:table-cell table:style-name="Default"/>
          <table:table-cell table:style-name="ce72" office:value-type="string" calcext:value-type="string">
            <text:p>No moons</text:p>
          </table:table-cell>
          <table:table-cell table:number-columns-repeated="49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 table:style-name="ce71"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71"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57" office:value-type="string" calcext:value-type="string">
            <text:p>Cross the pit in Hot Custards Spring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>
            <text:p>Cross the pit in Buttercup Ridge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57" office:value-type="string" calcext:value-type="string">
            <text:p>Collect 132 moons in Custard Craters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71"/>
        <table:table-column table:style-name="co28" table:default-cell-style-name="Default"/>
        <table:table-column table:style-name="co29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ce71"/>
          <table:table-cell table:style-name="ce71" office:value-type="string" calcext:value-type="string">
            <text:p>+</text:p>
          </table:table-cell>
          <table:table-cell table:style-name="ce71" table:number-columns-repeated="2"/>
          <table:table-cell table:style-name="ce71"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visibility="collapse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ce71"/>
        <table:table-column table:style-name="co43" table:default-cell-style-name="ce71"/>
        <table:table-column table:style-name="co44" table:default-cell-style-name="ce71"/>
        <table:table-column table:style-name="co43" table:number-columns-repeated="2" table:default-cell-style-name="ce71"/>
        <table:table-column table:style-name="co45" table:default-cell-style-name="ce71"/>
        <table:table-column table:style-name="co46" table:default-cell-style-name="ce71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Hard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71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4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3"/>
        </table:table-row>
        <table:table-row table:style-name="ro1" table:number-rows-repeated="104846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Object" table:style-name="ta1">
        <table:table-column table:style-name="co52" table:default-cell-style-name="ce112"/>
        <table:table-column table:style-name="co52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table:table-column table:style-name="co53" table:default-cell-style-name="ce123"/>
        <table:table-column table:style-name="co54" table:number-columns-repeated="975" table:default-cell-style-name="ce125"/>
        <table:table-column table:style-name="co6" table:number-columns-repeated="48" table:default-cell-style-name="Default"/>
        <table:table-row table:style-name="ro5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 Event 0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Event 3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Event 4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 Pointer 1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 Pointer 2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55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55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 office:value-type="string" calcext:value-type="string">
            <text:p>the end</text:p>
          </table:table-cell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4"/>
          <table:table-cell table:style-name="ce154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office:forms form:automatic-focus="false" form:apply-design-mode="false"/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4" table:formula="of:=([.$C6]-1)*[.D$1]+[.$B6]" office:value-type="float" office:value="23" calcext:value-type="float">
            <text:p>23</text:p>
          </table:table-cell>
          <table:table-cell table:style-name="ce84" table:formula="of:=([.$C6]-1)*[.E$1]+[.$B6]" office:value-type="float" office:value="29" calcext:value-type="float">
            <text:p>29</text:p>
          </table:table-cell>
          <table:table-cell table:style-name="ce84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([.$C8]-1)*[.D$1]+[.$B8]" office:value-type="float" office:value="29" calcext:value-type="float">
            <text:p>29</text:p>
          </table:table-cell>
          <table:table-cell table:formula="of:=([.$C8]-1)*[.E$1]+[.$B8]" office:value-type="float" office:value="37" calcext:value-type="float">
            <text:p>37</text:p>
          </table:table-cell>
          <table:table-cell table:style-name="ce128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56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2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4" table:target-range-address="Design.G1:Design.G232">
          <table:sort>
            <table:sort-by table:field-number="0" table:data-type="automatic"/>
          </table:sort>
        </table:database-range>
        <table:database-range table:name="__Anonymous_Sheet_DB__11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165" table:buttons="'(Order)'.A1 '(Order)'.B1 '(Order)'.C1" table:ignore-empty-rows="true" table:identify-categories="true" table:show-filter-button="false" table:drill-down-on-double-click="false">
          <table:source-cell-range table:cell-range-address="Design.B1:Design.G56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2" table:display="true" table:show-details="true"/>
                <table:data-pilot-member table:name="3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100" table:display="true" table:show-details="true"/>
                <table:data-pilot-member table:name="4101" table:display="true" table:show-details="true"/>
                <table:data-pilot-member table:name="4102" table:display="true" table:show-details="true"/>
                <table:data-pilot-member table:name="4103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ubbling Adventure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A Grand Day Out" table:display="true" table:show-details="true"/>
                <table:data-pilot-member table:name="Advanced Moonwalker" table:display="true" table:show-details="true"/>
                <table:data-pilot-member table:name="Advanced Scout" table:display="true" table:show-details="true"/>
                <table:data-pilot-member table:name="Advanced Skill" table:display="true" table:show-details="true"/>
                <table:data-pilot-member table:name="Basic Moonwalker" table:display="true" table:show-details="true"/>
                <table:data-pilot-member table:name="Basic Scout" table:display="true" table:show-details="true"/>
                <table:data-pilot-member table:name="Basic Skill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Collector" table:display="true" table:show-details="true"/>
                <table:data-pilot-member table:name="Cheese Force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eese Trooper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in Collector" table:display="true" table:show-details="true"/>
                <table:data-pilot-member table:name="Crown Collector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Expert Moonwalker" table:display="true" table:show-details="true"/>
                <table:data-pilot-member table:name="Expert Scout" table:display="true" table:show-details="true"/>
                <table:data-pilot-member table:name="Expert Skill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iants Adventure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Life Sustain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iner Awards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 Collector" table:display="true" table:show-details="true"/>
                <table:data-pilot-member table:name="Moon Force" table:display="true" table:show-details="true"/>
                <table:data-pilot-member table:name="Moon Picnic" table:display="true" table:show-details="true"/>
                <table:data-pilot-member table:name="Moon Sustain" table:display="true" table:show-details="true"/>
                <table:data-pilot-member table:name="Moon Trooper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f Сourse! Sir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ar Collector" table:display="true" table:show-details="true"/>
                <table:data-pilot-member table:name="Star Force" table:display="true" table:show-details="true"/>
                <table:data-pilot-member table:name="Star Trooper" table:display="true" table:show-details="true"/>
                <table:data-pilot-member table:name="Strong Timings" table:display="true" table:show-details="true"/>
                <table:data-pilot-member table:name="Tea Ceremony" table:display="true" table:show-details="true"/>
                <table:data-pilot-member table:name="Tea! Sir" table:display="true" table:show-details="true"/>
                <table:data-pilot-member table:name="Termination Sustain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otal Ranger" table:display="true" table:show-details="true"/>
                <table:data-pilot-member table:name="Treasure Hunter" table:display="true" table:show-details="true"/>
                <table:data-pilot-member table:name="Trophy Collecto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lear 3 areas without loosing a life" table:display="true" table:show-details="true"/>
                <table:data-pilot-member table:name="Clear 5 areas without loosing a lif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 Maybe being on the dark side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3 moon bonuses" table:display="true" table:show-details="true"/>
                <table:data-pilot-member table:name="Earn 3 teacup bonuses" table:display="true" table:show-details="true"/>
                <table:data-pilot-member table:name="Earn 5 energy remain bonuses with at least 23 scores" table:display="true" table:show-details="true"/>
                <table:data-pilot-member table:name="Earn 5 energy remain bonuses with at least 29 scores" table:display="true" table:show-details="true"/>
                <table:data-pilot-member table:name="Earn 5 energy remain bonuses with at least 35 scores" table:display="true" table:show-details="true"/>
                <table:data-pilot-member table:name="Earn 5 fatality bonuses with at least 10 scores" table:display="true" table:show-details="true"/>
                <table:data-pilot-member table:name="Earn 5 fatality bonuses with at least 25 scores" table:display="true" table:show-details="true"/>
                <table:data-pilot-member table:name="Earn 5 fatality bonuses with at least 5 scores" table:display="true" table:show-details="true"/>
                <table:data-pilot-member table:name="Earn 5 moon bonuses" table:display="true" table:show-details="true"/>
                <table:data-pilot-member table:name="Earn 5 teacup bonus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cover energy points to the maximum after being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56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5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6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.00.0000</text:date>, <text:time style:data-style-name="N2" text:time-value="08:28:42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6-23T20:15:01.719000000</dc:date>
    <meta:editing-duration>P181DT2H1M36S</meta:editing-duration>
    <meta:editing-cycles>4868</meta:editing-cycles>
    <meta:document-statistic meta:table-count="16" meta:cell-count="1459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